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2000001E615BF016C.png" manifest:media-type="image/png"/>
  <manifest:file-entry manifest:full-path="Pictures/10000001000003AC000001D35548E94C.png" manifest:media-type="image/png"/>
  <manifest:file-entry manifest:full-path="Pictures/10000001000003B100000195B162601F.png" manifest:media-type="image/png"/>
  <manifest:file-entry manifest:full-path="Pictures/10000001000002A9000001E0E9380C89.png" manifest:media-type="image/png"/>
  <manifest:file-entry manifest:full-path="Pictures/10000001000003AC000001D301870A82.png" manifest:media-type="image/png"/>
  <manifest:file-entry manifest:full-path="Pictures/10000001000003B300000258C0580B2D.png" manifest:media-type="image/png"/>
  <manifest:file-entry manifest:full-path="Pictures/100000010000024A000001AD143C6A46.png" manifest:media-type="image/png"/>
  <manifest:file-entry manifest:full-path="Pictures/1000000100000136000000A29A8884CD.png" manifest:media-type="image/png"/>
  <manifest:file-entry manifest:full-path="Pictures/100000010000023F000001FCC9093979.png" manifest:media-type="image/png"/>
  <manifest:file-entry manifest:full-path="Pictures/10000001000003D2000001E68D08040A.png" manifest:media-type="image/png"/>
  <manifest:file-entry manifest:full-path="Pictures/1000000100000476000002BCE2BA7D3C.png" manifest:media-type="image/png"/>
  <manifest:file-entry manifest:full-path="Pictures/10000001000002BB000001961EDA54D4.png" manifest:media-type="image/png"/>
  <manifest:file-entry manifest:full-path="Pictures/10000001000003B700000145CC2523D1.png" manifest:media-type="image/png"/>
  <manifest:file-entry manifest:full-path="Pictures/10000001000002A9000001E04A7F0506.png" manifest:media-type="image/png"/>
  <manifest:file-entry manifest:full-path="Pictures/100000010000012E000001B32BC1B16E.png" manifest:media-type="image/png"/>
  <manifest:file-entry manifest:full-path="Pictures/100000010000039C00000205E578F058.png" manifest:media-type="image/png"/>
  <manifest:file-entry manifest:full-path="Pictures/10000001000003B300000258D28F5AEB.png" manifest:media-type="image/png"/>
  <manifest:file-entry manifest:full-path="Pictures/100000010000039C0000020515E89345.png" manifest:media-type="image/png"/>
  <manifest:file-entry manifest:full-path="Pictures/1000000100000399000002515DD51E78.png" manifest:media-type="image/png"/>
  <manifest:file-entry manifest:full-path="Pictures/10000001000003B3000002581BC65B19.png" manifest:media-type="image/png"/>
  <manifest:file-entry manifest:full-path="Pictures/100000010000023F000001FCCFD730B3.png" manifest:media-type="image/png"/>
  <manifest:file-entry manifest:full-path="Pictures/10000001000002E00000018476E7EEF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color="#000000" loext:opacity="100%" fo:font-size="48pt" style:font-size-asian="48pt" style:font-size-complex="48pt"/>
    </style:style>
    <style:style style:name="P4" style:family="paragraph">
      <loext:graphic-properties draw:fill="none" draw:fill-color="#ffffff"/>
      <style:text-properties fo:color="#000000" loext:opacity="100%" fo:font-size="48pt" style:font-size-asian="48pt" style:font-size-complex="48pt"/>
    </style:style>
    <style:style style:name="P5" style:family="paragraph">
      <loext:graphic-properties draw:fill="none" draw:fill-color="#ffffff"/>
      <style:text-properties fo:font-size="48pt" style:font-size-asian="48pt" style:font-size-complex="48pt"/>
    </style:style>
    <style:style style:name="T1" style:family="text">
      <style:text-properties fo:color="#000000" loext:opacity="100%" fo:font-size="48pt" style:font-size-asian="48pt" style:font-size-complex="48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678cm" svg:height="10.281cm" svg:x="4cm" svg:y="2.5cm">
          <draw:image xlink:href="Pictures/1000000100000136000000A29A8884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2.53cm" svg:height="14.517cm" svg:x="2.9cm" svg:y="0.496cm">
          <draw:image xlink:href="Pictures/100000010000024A000001AD143C6A4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5.693cm" svg:height="15.749cm" svg:x="1.231cm" svg:y="0.063cm">
          <draw:image xlink:href="Pictures/1000000100000476000002BCE2BA7D3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18.493cm" svg:height="10.741cm" svg:x="4.007cm" svg:y="3.5cm">
          <draw:image xlink:href="Pictures/10000001000002BB000001961EDA54D4.png" xlink:type="simple" xlink:show="embed" xlink:actuate="onLoad" draw:mime-type="image/png">
            <text:p/>
          </draw:image>
        </draw:frame>
        <draw:frame draw:style-name="gr3" draw:text-style-name="P4" draw:layer="layout" svg:width="11.318cm" svg:height="2.143cm" svg:x="8.5cm" svg:y="0.594cm">
          <draw:text-box>
            <text:p text:style-name="P3"><text:span text:style-name="T1">Dynamic RAM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15.213cm" svg:height="13.44cm" svg:x="5.5cm" svg:y="1.218cm">
          <draw:image xlink:href="Pictures/100000010000023F000001FCCFD730B3.png" xlink:type="simple" xlink:show="embed" xlink:actuate="onLoad" draw:mime-type="image/png">
            <text:p/>
          </draw:image>
        </draw:frame>
        <draw:frame draw:style-name="gr3" draw:text-style-name="P5" draw:layer="layout" svg:width="1.442cm" svg:height="2.143cm" svg:x="21.058cm" svg:y="2.757cm">
          <draw:text-box>
            <text:p><text:span text:style-name="T2">1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15.213cm" svg:height="13.44cm" svg:x="4.5cm" svg:y="0.5cm">
          <draw:image xlink:href="Pictures/100000010000023F000001FCC9093979.png" xlink:type="simple" xlink:show="embed" xlink:actuate="onLoad" draw:mime-type="image/png">
            <text:p/>
          </draw:image>
        </draw:frame>
        <draw:frame draw:style-name="gr3" draw:text-style-name="P5" draw:layer="layout" svg:width="1.442cm" svg:height="2.143cm" svg:x="20.4cm" svg:y="2cm">
          <draw:text-box>
            <text:p><text:span text:style-name="T2">0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5.161cm" svg:height="8.598cm" svg:x="1.497cm" svg:y="3.639cm">
          <draw:image xlink:href="Pictures/10000001000003B700000145CC2523D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10.447cm" svg:height="15.049cm" svg:x="8.1cm" svg:y="0.243cm">
          <draw:image xlink:href="Pictures/100000010000012E000001B32BC1B16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3" draw:text-style-name="P5" draw:layer="layout" svg:width="25.441cm" svg:height="2.143cm" svg:x="1.159cm" svg:y="4.5cm">
          <draw:text-box>
            <text:p><text:span text:style-name="T2">DRAM is easy to change its state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4.447cm" svg:height="13.678cm" svg:x="1.854cm" svg:y="1.099cm">
          <draw:image xlink:href="Pictures/100000010000039C0000020515E8934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4.447cm" svg:height="13.678cm" svg:x="1.854cm" svg:y="1.099cm">
          <draw:image xlink:href="Pictures/100000010000039C00000205E578F05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4.367cm" svg:height="15.689cm" svg:x="1.894cm" svg:y="0.093cm">
          <draw:image xlink:href="Pictures/1000000100000399000002515DD51E7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4.857cm" svg:height="15.749cm" svg:x="1.649cm" svg:y="0.063cm">
          <draw:image xlink:href="Pictures/10000001000003B3000002581BC65B1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19.472cm" svg:height="10.265cm" svg:x="4.217cm" svg:y="2.805cm">
          <draw:image xlink:href="Pictures/10000001000002E00000018476E7EEF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24.857cm" svg:height="15.749cm" svg:x="1.649cm" svg:y="0.063cm">
          <draw:image xlink:href="Pictures/10000001000003B300000258D28F5AE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1" draw:layer="layout" svg:width="24.857cm" svg:height="15.749cm" svg:x="1.524cm" svg:y="0.063cm">
          <draw:image xlink:href="Pictures/10000001000003B300000258C0580B2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1" draw:layer="layout" svg:width="20.086cm" svg:height="14.157cm" svg:x="3.3cm" svg:y="0.73cm">
          <draw:image xlink:href="Pictures/10000001000002A9000001E04A7F050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" draw:text-style-name="P1" draw:layer="layout" svg:width="18.017cm" svg:height="12.699cm" svg:x="5.069cm" svg:y="1.588cm">
          <draw:image xlink:href="Pictures/10000001000002A9000001E0E9380C8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1" draw:layer="layout" svg:width="25.002cm" svg:height="10.715cm" svg:x="1.577cm" svg:y="2.58cm">
          <draw:image xlink:href="Pictures/10000001000003B100000195B162601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" draw:text-style-name="P1" draw:layer="layout" svg:width="25.002cm" svg:height="10.715cm" svg:x="1.577cm" svg:y="2.58cm">
          <draw:image xlink:href="Pictures/10000001000003B100000195B162601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" draw:text-style-name="P1" draw:layer="layout" svg:width="24.87cm" svg:height="12.355cm" svg:x="1.643cm" svg:y="1.76cm">
          <draw:image xlink:href="Pictures/10000001000003AC000001D301870A8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" draw:text-style-name="P1" draw:layer="layout" svg:width="24.87cm" svg:height="12.355cm" svg:x="1.643cm" svg:y="1.76cm">
          <draw:image xlink:href="Pictures/10000001000003AC000001D35548E94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1" draw:text-style-name="P1" draw:layer="layout" svg:width="25.875cm" svg:height="12.858cm" svg:x="1.14cm" svg:y="1.509cm">
          <draw:image xlink:href="Pictures/10000001000003D2000001E68D08040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1" draw:text-style-name="P1" draw:layer="layout" svg:width="25.875cm" svg:height="12.858cm" svg:x="1.14cm" svg:y="1.509cm">
          <draw:image xlink:href="Pictures/10000001000003D2000001E615BF016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06:39:57.963576186</meta:creation-date>
    <dc:date>2024-11-27T07:23:59.898609837</dc:date>
    <meta:editing-duration>PT11M2S</meta:editing-duration>
    <meta:editing-cycles>1</meta:editing-cycles>
    <meta:document-statistic meta:object-count="96"/>
    <meta:generator>LibreOffice/24.2.6.2$Linux_X86_64 LibreOffice_project/420$Build-2</meta:generator>
  </office:meta>
</office:document-meta>
</file>